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fr" fo:country="CH"/>
    </style:style>
    <style:style style:name="P3" style:family="paragraph" style:parent-style-name="Standard">
      <style:paragraph-properties fo:text-align="center" style:justify-single-word="false"/>
      <style:text-properties fo:color="#3366ff" fo:font-size="24pt" fo:language="fr" fo:country="CH" style:font-size-asian="24pt" style:font-size-complex="24pt"/>
    </style:style>
    <style:style style:name="P4" style:family="paragraph" style:parent-style-name="Standard">
      <style:paragraph-properties fo:margin-left="0.2917in" fo:margin-right="0in" fo:text-align="justify" style:justify-single-word="false" fo:text-indent="0in" style:auto-text-indent="false"/>
    </style:style>
    <style:style style:name="P5" style:family="paragraph" style:parent-style-name="Salutation">
      <style:paragraph-properties fo:margin-left="0.302in" fo:margin-right="0in" fo:text-align="justify" style:justify-single-word="false" fo:text-indent="-0.302in" style:auto-text-indent="false">
        <style:tab-stops/>
      </style:paragraph-properties>
    </style:style>
    <style:style style:name="P6" style:family="paragraph" style:parent-style-name="Hanging_20_indent">
      <style:paragraph-properties fo:margin-left="0.2811in" fo:margin-right="0in" fo:text-align="justify" style:justify-single-word="false" fo:text-indent="-0.2811in" style:auto-text-indent="false"/>
    </style:style>
    <style:style style:name="P7" style:family="paragraph" style:parent-style-name="Standard" style:list-style-name="WW8Num3">
      <style:paragraph-properties fo:text-align="justify" style:justify-single-word="false"/>
    </style:style>
    <style:style style:name="P8" style:family="paragraph" style:parent-style-name="Standard" style:list-style-name="WW8Num2">
      <style:paragraph-properties fo:text-align="justify" style:justify-single-word="false"/>
    </style:style>
    <style:style style:name="P9" style:family="paragraph" style:parent-style-name="Standard">
      <style:paragraph-properties fo:text-align="justify" style:justify-single-word="false"/>
      <style:text-properties fo:language="fr" fo:country="CH"/>
    </style:style>
    <style:style style:name="P10" style:family="paragraph" style:parent-style-name="Standard" style:list-style-name="WW8Num3">
      <style:paragraph-properties fo:text-align="justify" style:justify-single-word="false"/>
      <style:text-properties fo:language="fr" fo:country="CH"/>
    </style:style>
    <style:style style:name="P11" style:family="paragraph" style:parent-style-name="Standard" style:list-style-name="WW8Num2">
      <style:paragraph-properties fo:text-align="justify" style:justify-single-word="false"/>
      <style:text-properties fo:language="fr" fo:country="CH"/>
    </style:style>
    <style:style style:name="P12" style:family="paragraph" style:parent-style-name="Standard" style:list-style-name="WW8Num4">
      <style:paragraph-properties fo:text-align="justify" style:justify-single-word="false"/>
      <style:text-properties fo:language="fr" fo:country="CH"/>
    </style:style>
    <style:style style:name="P13" style:family="paragraph" style:parent-style-name="dfgh">
      <style:paragraph-properties fo:text-align="justify" style:justify-single-word="false"/>
      <style:text-properties fo:language="fr" fo:country="CH"/>
    </style:style>
    <style:style style:name="T1" style:family="text">
      <style:text-properties fo:language="fr" fo:country="CH"/>
    </style:style>
    <style:style style:name="T2"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oits, obligations et responsabilité des parties</text:p>
      <text:p text:style-name="P1"/>
      <text:p text:style-name="P1"/>
      <text:list xml:id="list21199319" text:style-name="WW8Num3">
        <text:list-item>
          <text:list>
            <text:list-item>
              <text:p text:style-name="P7"><text:span text:style-name="T1">The society TJM Delafontaine guarantee you</text:span>: <text:span text:style-name="T2">high quality</text:span><text:span text:style-name="T1"> service</text:span>, accompaniment<text:span text:style-name="T1"> during the excursions by russian-speaking interpretes, and transfers in private car, according to standards in force in Switzerland.</text:span></text:p>
            </text:list-item>
            <text:list-item>
              <text:p text:style-name="P10">The society will expose to the customer all the necessary information for him to choose his touristical service with full knowledge of the facts.</text:p>
            </text:list-item>
            <text:list-item>
              <text:p text:style-name="P10">The society will not provide entrance tickets in museums, monuments, telepherics, a.s.o. Long-distance transports that weren't planned or included in the program are payable by the customer.</text:p>
            </text:list-item>
            <text:list-item>
              <text:p text:style-name="P10">The customer has to pay the full value of the program at least 10 days before the beginning of it.</text:p>
            </text:list-item>
          </text:list>
        </text:list-item>
      </text:list>
      <text:p text:style-name="P1"/>
      <text:p text:style-name="P1"/>
      <text:list xml:id="list21197330" text:style-name="WW8Num2">
        <text:list-item>
          <text:list>
            <text:list-item>
              <text:p text:style-name="P8"><text:span text:style-name="T1">The customer has to observe security rules and to respect every recommandation by the courier during the whole excursion.</text:span></text:p>
            </text:list-item>
            <text:list-item>
              <text:p text:style-name="P11">The customer has to have respect for the surrounding nature and for historical monuments.</text:p>
            </text:list-item>
            <text:list-item>
              <text:p text:style-name="P11">The society declines any responsibility in case of damage caused by the customer on the visited places.</text:p>
            </text:list-item>
            <text:list-item>
              <text:p text:style-name="P8"><text:span text:style-name="T1">In case of particularly bad behaviour of the client, such as influence of alcohol or similar violation of usual rules, the courier is allowed to break off the excursion. In such case, no money will be returned.</text:span></text:p>
            </text:list-item>
          </text:list>
        </text:list-item>
      </text:list>
      <text:p text:style-name="P2"/>
      <text:list xml:id="list21442859" text:continue-numbering="true" text:style-name="WW8Num2">
        <text:list-item>
          <text:list>
            <text:list-header>
              <text:p text:style-name="P11"/>
            </text:list-header>
          </text:list>
        </text:list-item>
      </text:list>
      <text:p text:style-name="P5"><text:span text:style-name="T2">3.1 <text:s/></text:span><text:span text:style-name="T1">Dans le cas où la compagnie se charge sur demande du client de la réservation d'un hôtel, elle agit en nom et pour le compte du client.</text:span></text:p>
      <text:list xml:id="list21220460" text:style-name="WW8Num1">
        <text:list-item>
          <text:list>
            <text:list-item>
              <text:p text:style-name="P13">La compagnie ne contrôle pas et décline toute responsabilité des activités du client en-dehors du temps de l'excursion, en particulier sur son lieu de résidence.</text:p>
            </text:list-item>
          </text:list>
        </text:list-item>
      </text:list>
      <text:p text:style-name="P2"/>
      <text:p text:style-name="P2"/>
      <text:p text:style-name="P6"><text:span text:style-name="T1">4.1 </text:span><text:span text:style-name="T2"><text:s/></text:span><text:span text:style-name="T1">Le client a l'obligation d'avertir au moins 10 jours au préalable en cas d'annulation d'un élément du programme réservé. Dans le cas contraire, la compagnie ne garantit pas la restitution de l'entier du montant de la réservation.</text:span></text:p>
      <text:list xml:id="list21211501" text:style-name="WW8Num4">
        <text:list-item>
          <text:list>
            <text:list-item>
              <text:p text:style-name="P12">La compagnie décline toute responsabilité en cas de situation d'illégalité, comme la non-possession de documents légaux. Le client est considéré au courant du droit suisse et international.</text:p>
            </text:list-item>
          </text:list>
        </text:list-item>
      </text:list>
      <text:p text:style-name="P2"/>
      <text:p text:style-name="P2"/>
      <text:p text:style-name="P1">5. <text:s text:c="3"/><text:span text:style-name="T1">En cas de recours, le défendeur à l'action se trouve à Sion </text:span><text:span text:style-name="T2">(</text:span><text:span text:style-name="T1">Valais, Suisse</text:span><text:span text:style-name="T2">)</text:span><text:span text:style-name="T1">.</text:span></text:p>
      <text:p text:style-name="P1"><text:s text:c="3"/></text:p>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dfgh" style:family="paragraph" style:parent-style-name="Standard" style:list-style-name="WW8Num1" style:class="text">
      <style:paragraph-properties fo:text-align="justify" style:justify-single-word="false"/>
    </style:style>
    <style:style style:name="Salutation" style:family="paragraph" style:parent-style-name="Standard" style:class="text">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list-level-style-number text:level="1"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text:start-value="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format="1" text:start-value="4">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lien Delafontaine</meta:initial-creator>
    <meta:creation-date>2009-09-06T02:58:21.46</meta:creation-date>
    <dc:date>2009-10-11T01:32:07.54</dc:date>
    <dc:creator>Julien Delafontaine</dc:creator>
    <meta:editing-duration>PT01H31M53S</meta:editing-duration>
    <meta:editing-cycles>9</meta:editing-cycles>
    <meta:generator>OpenOffice.org/3.1$Win32 OpenOffice.org_project/310m19$Build-9420</meta:generator>
    <meta:document-statistic meta:table-count="0" meta:image-count="0" meta:object-count="0" meta:page-count="1" meta:paragraph-count="15" meta:word-count="335" meta:character-count="2057"/>
  </office:meta>
</office:document-meta>
</file>